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26in"/>
    </style:style>
    <style:style style:name="co3" style:family="table-column">
      <style:table-column-properties fo:break-before="auto" style:column-width="1.6661in"/>
    </style:style>
    <style:style style:name="co4" style:family="table-column">
      <style:table-column-properties fo:break-before="auto" style:column-width="1.5236in"/>
    </style:style>
    <style:style style:name="co5" style:family="table-column">
      <style:table-column-properties fo:break-before="auto" style:column-width="1.2272in"/>
    </style:style>
    <style:style style:name="ro1" style:family="table-row">
      <style:table-row-properties style:row-height="0.213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"/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Numero de datos</text:p>
          </table:table-cell>
          <table:table-cell table:style-name="ce8" table:formula="of:=COUNT([.A1:.A70])" office:value-type="float" office:value="70" calcext:value-type="float">
            <text:p>70.00</text:p>
          </table:table-cell>
          <table:table-cell table:number-columns-repeated="3"/>
          <table:table-cell office:value-type="string" calcext:value-type="string">
            <text:p><text:span text:style-name="T1">15</text:span>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/>
          <table:table-cell table:style-name="ce4" office:value-type="string" calcext:value-type="string">
            <text:p>numero de Clases</text:p>
          </table:table-cell>
          <table:table-cell table:style-name="ce9" table:formula="of:=1+3.3*LOG10([.D2])" office:value-type="float" office:value="7.08882353204705" calcext:value-type="float">
            <text:p>7.09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23" table:formula="of:=AVERAGE([.$A$1:.$A$70])" office:value-type="float" office:value="19.6142857142857" calcext:value-type="float">
            <text:p>19.61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/>
          <table:table-cell table:style-name="ce4" office:value-type="string" calcext:value-type="string">
            <text:p>Valor mayor</text:p>
          </table:table-cell>
          <table:table-cell table:style-name="ce9" table:formula="of:=MAX([.A1:.A70])" office:value-type="float" office:value="60" calcext:value-type="float">
            <text:p>60.00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style-name="ce23" table:formula="of:=SQRT(VAR([.$A$1:.$A$70])/COUNT([.$A$1:.$A$70]))" office:value-type="float" office:value="0.674680464861537" calcext:value-type="float">
            <text:p>0.67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/>
          <table:table-cell table:style-name="ce4" office:value-type="string" calcext:value-type="string">
            <text:p>Valor Menor</text:p>
          </table:table-cell>
          <table:table-cell table:style-name="ce9" table:formula="of:=MIN([.A1:.A70])" office:value-type="float" office:value="10" calcext:value-type="float">
            <text:p>10.00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style-name="ce23" table:formula="of:=MODE([.$A$1:.$A$70])" office:value-type="float" office:value="20" calcext:value-type="float">
            <text:p>20.00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Amplitud de Clase</text:p>
          </table:table-cell>
          <table:table-cell table:style-name="ce10" table:formula="of:=([.D4]-[.D5])/[.D3]" office:value-type="float" office:value="7.05335656529758" calcext:value-type="float">
            <text:p>7.05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23" table:formula="of:=MEDIAN([.$A$1:.$A$70])" office:value-type="float" office:value="20" calcext:value-type="float">
            <text:p>20.00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First Quartile</text:p>
          </table:table-cell>
          <table:table-cell table:style-name="ce23" table:formula="of:=QUARTILE([.$A$1:.$A$70]; 1)" office:value-type="float" office:value="18" calcext:value-type="float">
            <text:p>18.00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Third Quartile</text:p>
          </table:table-cell>
          <table:table-cell table:style-name="ce23" table:formula="of:=QUARTILE([.$A$1:.$A$70]; 3)" office:value-type="float" office:value="21" calcext:value-type="float">
            <text:p>21.00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Variance</text:p>
          </table:table-cell>
          <table:table-cell table:style-name="ce23" table:formula="of:=VAR([.$A$1:.$A$70])" office:value-type="float" office:value="31.8635610766045" calcext:value-type="float">
            <text:p>31.86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Numero de claes</text:p>
          </table:table-cell>
          <table:table-cell table:style-name="ce11" office:value-type="string" calcext:value-type="string">
            <text:p>Limite superior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style-name="ce23" table:formula="of:=STDEV([.$A$1:.$A$70])" office:value-type="float" office:value="5.64478175633076" calcext:value-type="float">
            <text:p>5.6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6" office:value-type="float" office:value="1" calcext:value-type="float">
            <text:p>1.00</text:p>
          </table:table-cell>
          <table:table-cell table:style-name="ce9" table:formula="of:=[.D5]+[.D6]" office:value-type="float" office:value="17.0533565652976" calcext:value-type="float">
            <text:p>17.05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style-name="ce23" table:formula="of:=KURT([.$A$1:.$A$70])" office:value-type="float" office:value="38.6508421140366" calcext:value-type="float">
            <text:p>38.6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6" office:value-type="float" office:value="2" calcext:value-type="float">
            <text:p>2.00</text:p>
          </table:table-cell>
          <table:table-cell table:style-name="ce9" table:formula="of:=[.D11]+[.$D$6]" office:value-type="float" office:value="24.1067131305952" calcext:value-type="float">
            <text:p>24.11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style-name="ce23" table:formula="of:=SKEW([.$A$1:.$A$70])" office:value-type="float" office:value="5.26802913883791" calcext:value-type="float">
            <text:p>5.2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6" office:value-type="float" office:value="3" calcext:value-type="float">
            <text:p>3.00</text:p>
          </table:table-cell>
          <table:table-cell table:style-name="ce9" table:formula="of:=[.D12]+[.$D$6]" office:value-type="float" office:value="31.1600696958927" calcext:value-type="float">
            <text:p>31.16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style-name="ce23" table:formula="of:=MAX([.$A$1:.$A$70])-MIN([.$A$1:.$A$70])" office:value-type="float" office:value="50" calcext:value-type="float">
            <text:p>50.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4" calcext:value-type="float">
            <text:p>4.00</text:p>
          </table:table-cell>
          <table:table-cell table:style-name="ce9" table:formula="of:=[.D13]+[.$D$6]" office:value-type="float" office:value="38.2134262611903" calcext:value-type="float">
            <text:p>38.21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style-name="ce23" table:formula="of:=MIN([.$A$1:.$A$70])" office:value-type="float" office:value="10" calcext:value-type="float">
            <text:p>10.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style-name="ce6" office:value-type="float" office:value="5" calcext:value-type="float">
            <text:p>5.00</text:p>
          </table:table-cell>
          <table:table-cell table:style-name="ce9" table:formula="of:=[.D14]+[.$D$6]" office:value-type="float" office:value="45.2667828264879" calcext:value-type="float">
            <text:p>45.27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style-name="ce23" table:formula="of:=MAX([.$A$1:.$A$70])" office:value-type="float" office:value="60" calcext:value-type="float">
            <text:p>60.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6" calcext:value-type="float">
            <text:p>6.00</text:p>
          </table:table-cell>
          <table:table-cell table:style-name="ce10" table:formula="of:=[.D15]+[.$D$6]" office:value-type="float" office:value="52.3201393917855" calcext:value-type="float">
            <text:p>52.32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style-name="ce23" table:formula="of:=SUM([.$A$1:.$A$70])" office:value-type="float" office:value="1373" calcext:value-type="float">
            <text:p>1,373.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table:style-name="ce23" table:formula="of:=COUNT([.$A$1:.$A$70])" office:value-type="float" office:value="70" calcext:value-type="float">
            <text:p>70.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5:03:36.579482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3:17:21.288697240</meta:creation-date>
    <dc:date>2022-06-12T15:33:34.646936934</dc:date>
    <meta:editing-duration>PT20M2S</meta:editing-duration>
    <meta:editing-cycles>2</meta:editing-cycles>
    <meta:generator>LibreOffice/7.3.3.2$Linux_X86_64 LibreOffice_project/30$Build-2</meta:generator>
    <meta:document-statistic meta:table-count="1" meta:cell-count="125" meta:object-count="0"/>
  </office:meta>
</office:document-meta>
</file>